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Times New Roman"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ound this project to be quite challenging. I had the role of quality assurance manager, so I was supposed to be checking through all work that was done by everyone in the group looking for any errors and making sure that all of the work was of good quality, as well as taking the minutes in meetings. I found it difficult to perform my job properly as most people were either not using github or uploading their work only when they were finished shortly before the deadline, not allowing me enough time to check the documents before the submission deadlines. </text:p>
      <text:p text:style-name="P1">During implementation and coding week, I found that I was getting sucked into helping individual people debug their code, and I lost sight of the project as a whole. A lot of people were either not using github properly or not using it at all, which made it hard for me to check their work. I ended up spending most of the week trying to help some people getting their code working when they were having problems with it rather than looking at all of the project and checking that people were completing allocated tasks and submitting functional code. I feel that the project suffered as a result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18T11:57:00.65</meta:creation-date>
    <meta:document-statistic meta:table-count="0" meta:image-count="0" meta:object-count="0" meta:page-count="1" meta:paragraph-count="2" meta:word-count="211" meta:character-count="1167"/>
    <dc:date>2013-02-18T11:57:21.12</dc:date>
    <meta:editing-duration>PT20S</meta:editing-duration>
    <meta:editing-cycles>1</meta:editing-cycles>
    <meta:generator>OpenOffice.org/3.3$Win32 OpenOffice.org_project/330m20$Build-9567</meta:generator>
  </office:meta>
</office:document-meta>
</file>